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7cm" fo:min-width="0.2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2a6099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4.238cm" svg:y="3.8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016cm" svg:height="1.016cm" svg:x="10.233cm" svg:y="3.81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0" draw:id="id10" draw:layer="layout" svg:width="1.016cm" svg:height="1.016cm" svg:x="10.233cm" svg:y="7.963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8" draw:id="id8" draw:layer="layout" svg:width="1.016cm" svg:height="1.016cm" svg:x="8.52cm" svg:y="5.82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6.588cm" svg:y="3.8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016cm" svg:height="1.016cm" svg:x="6.588cm" svg:y="5.82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6.588cm" svg:y="7.96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2.035cm" svg:y="4.98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016cm" svg:height="1.016cm" svg:x="2.035cm" svg:y="7.06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4.238cm" svg:y="7.96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4.238cm" svg:y1="4.318cm" svg:x2="2.903cm" svg:y2="5.131cm" draw:start-shape="id1" draw:start-glue-point="6" draw:end-shape="id2" draw:end-glue-point="11" svg:d="M4238 4318l-1335 813" svg:viewBox="0 0 1336 814">
          <text:p/>
        </draw:connector>
        <draw:connector draw:style-name="gr4" draw:text-style-name="P3" draw:layer="layout" draw:type="line" svg:x1="4.746cm" svg:y1="4.826cm" svg:x2="4.746cm" svg:y2="7.963cm" draw:start-shape="id1" draw:start-glue-point="8" draw:end-shape="id3" draw:end-glue-point="4" svg:d="M4746 4826v3137" svg:viewBox="0 0 1 3138">
          <text:p/>
        </draw:connector>
        <draw:connector draw:style-name="gr4" draw:text-style-name="P3" draw:layer="layout" draw:type="line" svg:x1="4.746cm" svg:y1="4.826cm" svg:x2="6.736cm" svg:y2="8.111cm" draw:start-shape="id1" draw:start-glue-point="8" draw:end-shape="id4" draw:end-glue-point="5" svg:d="M4746 4826l1990 3285" svg:viewBox="0 0 1991 3286">
          <text:p/>
        </draw:connector>
        <draw:connector draw:style-name="gr4" draw:text-style-name="P3" draw:layer="layout" draw:type="line" svg:x1="5.254cm" svg:y1="4.318cm" svg:x2="6.588cm" svg:y2="4.318cm" draw:start-shape="id1" draw:start-glue-point="10" draw:end-shape="id5" draw:end-glue-point="6" svg:d="M5254 4318h1334" svg:viewBox="0 0 1335 1">
          <text:p/>
        </draw:connector>
        <draw:connector draw:style-name="gr4" draw:text-style-name="P3" draw:layer="layout" draw:type="line" svg:x1="7.096cm" svg:y1="4.826cm" svg:x2="7.096cm" svg:y2="5.826cm" draw:start-shape="id5" draw:start-glue-point="8" draw:end-shape="id6" draw:end-glue-point="4" svg:d="M7096 4826v1000" svg:viewBox="0 0 1 1001">
          <text:p/>
        </draw:connector>
        <draw:connector draw:style-name="gr4" draw:text-style-name="P3" draw:layer="layout" draw:type="line" svg:x1="7.096cm" svg:y1="6.842cm" svg:x2="7.096cm" svg:y2="7.963cm" draw:start-shape="id6" draw:start-glue-point="8" draw:end-shape="id4" draw:end-glue-point="4" svg:d="M7096 6842v1121" svg:viewBox="0 0 1 1122">
          <text:p/>
        </draw:connector>
        <draw:connector draw:style-name="gr4" draw:text-style-name="P3" draw:layer="layout" draw:type="line" svg:x1="2.903cm" svg:y1="7.937cm" svg:x2="4.238cm" svg:y2="8.471cm" draw:start-shape="id7" draw:start-glue-point="9" draw:end-shape="id3" draw:end-glue-point="6" svg:d="M2903 7937l1335 534" svg:viewBox="0 0 1336 535">
          <text:p/>
        </draw:connector>
        <draw:connector draw:style-name="gr4" draw:text-style-name="P3" draw:layer="layout" draw:type="line" svg:x1="2.903cm" svg:y1="5.851cm" svg:x2="4.386cm" svg:y2="8.111cm" draw:start-shape="id2" draw:start-glue-point="9" draw:end-shape="id3" draw:end-glue-point="5" svg:d="M2903 5851l1483 2260" svg:viewBox="0 0 1484 2261">
          <text:p/>
        </draw:connector>
        <draw:connector draw:style-name="gr4" draw:text-style-name="P3" draw:layer="layout" draw:type="line" svg:x1="5.254cm" svg:y1="8.471cm" svg:x2="6.588cm" svg:y2="8.471cm" draw:start-shape="id3" draw:start-glue-point="10" draw:end-shape="id4" draw:end-glue-point="6" svg:d="M5254 8471h1334" svg:viewBox="0 0 1335 1">
          <text:p/>
        </draw:connector>
        <draw:connector draw:style-name="gr4" draw:text-style-name="P3" draw:layer="layout" draw:type="line" svg:x1="7.604cm" svg:y1="6.334cm" svg:x2="8.52cm" svg:y2="6.334cm" draw:start-shape="id6" draw:start-glue-point="10" draw:end-shape="id8" draw:end-glue-point="6" svg:d="M7604 6334h916" svg:viewBox="0 0 917 1">
          <text:p/>
        </draw:connector>
        <draw:connector draw:style-name="gr4" draw:text-style-name="P3" draw:layer="layout" draw:type="line" svg:x1="7.456cm" svg:y1="4.678cm" svg:x2="8.668cm" svg:y2="5.974cm" draw:start-shape="id5" draw:start-glue-point="9" draw:end-shape="id8" draw:end-glue-point="5" svg:d="M7456 4678l1212 1296" svg:viewBox="0 0 1213 1297">
          <text:p/>
        </draw:connector>
        <draw:connector draw:style-name="gr4" draw:text-style-name="P3" draw:layer="layout" draw:type="line" svg:x1="7.604cm" svg:y1="8.471cm" svg:x2="8.668cm" svg:y2="6.694cm" draw:start-shape="id4" draw:start-glue-point="10" draw:end-shape="id8" draw:end-glue-point="7" svg:d="M7604 8471l1064-1777" svg:viewBox="0 0 1065 1778">
          <text:p/>
        </draw:connector>
        <draw:connector draw:style-name="gr4" draw:text-style-name="P3" draw:layer="layout" draw:type="line" svg:x1="10.381cm" svg:y1="4.678cm" svg:x2="9.388cm" svg:y2="5.974cm" draw:start-shape="id9" draw:start-glue-point="7" draw:end-shape="id8" draw:end-glue-point="11" svg:d="M10381 4678l-993 1296" svg:viewBox="0 0 994 1297">
          <text:p/>
        </draw:connector>
        <draw:connector draw:style-name="gr4" draw:text-style-name="P3" draw:layer="layout" draw:type="line" svg:x1="10.381cm" svg:y1="8.111cm" svg:x2="9.388cm" svg:y2="6.694cm" draw:start-shape="id10" draw:start-glue-point="5" draw:end-shape="id8" draw:end-glue-point="9" svg:d="M10381 8111l-993-1417" svg:viewBox="0 0 994 1418">
          <text:p/>
        </draw:connector>
        <draw:connector draw:style-name="gr4" draw:text-style-name="P3" draw:layer="layout" draw:type="line" svg:x1="10.741cm" svg:y1="4.826cm" svg:x2="10.741cm" svg:y2="7.963cm" draw:start-shape="id9" draw:start-glue-point="8" draw:end-shape="id10" draw:end-glue-point="4" svg:d="M10741 4826v3137" svg:viewBox="0 0 1 3138">
          <text:p/>
        </draw:connector>
        <draw:connector draw:style-name="gr4" draw:text-style-name="P3" draw:layer="layout" draw:type="line" svg:x1="2.543cm" svg:y1="5.999cm" svg:x2="2.543cm" svg:y2="7.069cm" draw:start-shape="id2" draw:start-glue-point="8" draw:end-shape="id7" draw:end-glue-point="4" svg:d="M2543 5999v1070" svg:viewBox="0 0 1 107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6T12:41:18.257000000</meta:creation-date>
    <dc:date>2020-12-06T12:55:13.380000000</dc:date>
    <meta:editing-duration>PT3M24S</meta:editing-duration>
    <meta:editing-cycles>1</meta:editing-cycles>
    <meta:generator>LibreOffice/6.3.2.2$Windows_X86_64 LibreOffice_project/98b30e735bda24bc04ab42594c85f7fd8be07b9c</meta:generator>
    <meta:document-statistic meta:object-count="26"/>
  </office:meta>
</office:document-meta>
</file>